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3cm" fo:min-width="16.137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5.08cm" svg:x="2.143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477cm" svg:y1="9.89cm" svg:x2="7.477cm" svg:y2="14.97cm">
          <text:p/>
        </draw:line>
        <draw:line draw:style-name="gr2" draw:text-style-name="P2" draw:layer="layout" svg:x1="5.478cm" svg:y1="9.87cm" svg:x2="5.478cm" svg:y2="14.95cm">
          <text:p/>
        </draw:line>
        <draw:frame draw:style-name="gr3" draw:text-style-name="P3" draw:layer="layout" svg:width="3.457cm" svg:height="0.962cm" draw:transform="rotate (1.5707963267949) translate (3.467cm 14.236cm)">
          <draw:text-box>
            <text:p>Headroom</text:p>
          </draw:text-box>
        </draw:frame>
        <draw:frame draw:style-name="gr4" draw:text-style-name="P3" draw:layer="layout" svg:width="3.182cm" svg:height="0.962cm" draw:transform="rotate (1.5707963267949) translate (5.953cm 14.088cm)">
          <draw:text-box>
            <text:p>HW Hints</text:p>
          </draw:text-box>
        </draw:frame>
        <draw:frame draw:style-name="gr3" draw:text-style-name="P3" draw:layer="layout" svg:width="3.851cm" svg:height="0.962cm" svg:x="11.119cm" svg:y="11.922cm">
          <draw:text-box>
            <text:p>Packet data</text:p>
          </draw:text-box>
        </draw:frame>
        <draw:frame draw:style-name="gr5" draw:text-style-name="P3" draw:layer="layout" svg:width="5.121cm" svg:height="1.089cm" draw:transform="rotate (0.785398163397448) translate (1.562cm 9.32cm)">
          <draw:text-box>
            <text:p>data_hard_start</text:p>
          </draw:text-box>
        </draw:frame>
        <draw:frame draw:style-name="gr5" draw:text-style-name="P3" draw:layer="layout" svg:width="3.497cm" svg:height="1.089cm" draw:transform="rotate (0.785398163397448) translate (4.488cm 9.361cm)">
          <draw:text-box>
            <text:p>data_meta</text:p>
          </draw:text-box>
        </draw:frame>
        <draw:frame draw:style-name="gr5" draw:text-style-name="P3" draw:layer="layout" svg:width="3.497cm" svg:height="1.089cm" draw:transform="rotate (0.785398163397448) translate (6.715cm 9.393cm)">
          <draw:text-box>
            <text:p>data</text:p>
          </draw:text-box>
        </draw:frame>
        <draw:frame draw:style-name="gr5" draw:text-style-name="P3" draw:layer="layout" svg:width="3.497cm" svg:height="1.089cm" draw:transform="rotate (0.785398163397448) translate (17.16cm 9.438cm)">
          <draw:text-box>
            <text:p>data_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9:16:19.463156759</meta:creation-date>
    <dc:date>2017-10-22T20:58:10.026716353</dc:date>
    <meta:editing-duration>PT1H41M50S</meta:editing-duration>
    <meta:editing-cycles>2</meta:editing-cycles>
    <meta:generator>LibreOffice/5.2.7.2$Linux_X86_64 LibreOffice_project/20m0$Build-2</meta:generator>
    <meta:document-statistic meta:object-count="10"/>
  </office:meta>
</office:document-meta>
</file>